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(-)</text:p>
          </table:table-cell>
          <table:table-cell table:style-name="ce1" office:value-type="string" calcext:value-type="string">
            <text:p>Disciplina(-)</text:p>
          </table:table-cell>
          <table:table-cell table:style-name="ce1" office:value-type="string" calcext:value-type="string">
            <text:p>Interés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icio Arteag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colas Barre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e Busto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tiana Conch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iro Cueva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uardo de la Torr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drigo Dura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ego Escalo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ila Figuero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Gara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loria Garrido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dra Henríquez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éctor Lago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 Mendoz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stobal Molin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ardo Molin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 Molin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sis Muñoz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colas Muñoz Busto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olas Muñoz Garrido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ctor Opaz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colas Parr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se Parr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nathan San Martín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ía Sepúlveda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a Tello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olfo Umaña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hesca Yévenes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ahac Zapata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2T00:18:53.844410544</dc:date>
    <meta:editing-duration>PT10M45S</meta:editing-duration>
    <meta:editing-cycles>5</meta:editing-cycles>
    <meta:generator>LibreOffice/5.0.3.2$Linux_X86_64 LibreOffice_project/00m0$Build-2</meta:generator>
    <meta:print-date>2016-04-12T00:17:22.126339131</meta:print-date>
    <meta:document-statistic meta:table-count="1" meta:cell-count="67" meta:object-count="0"/>
  </office:meta>
</office:document-meta>
</file>